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28a09" officeooo:paragraph-rsid="00128a09" style:font-weight-asian="bold" style:font-weight-complex="bold"/>
    </style:style>
    <style:style style:name="P2" style:family="paragraph" style:parent-style-name="Standard">
      <style:text-properties style:font-name="Consolas" fo:font-weight="normal" officeooo:rsid="00128a09" officeooo:paragraph-rsid="00128a09" style:font-weight-asian="normal" style:font-weight-complex="normal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 fo:font-weight="bold" officeooo:rsid="00128a09" officeooo:paragraph-rsid="00128a09" style:font-weight-asian="bold" style:font-weight-complex="bold"/>
    </style:style>
    <style:style style:name="P4" style:family="paragraph" style:parent-style-name="Standard">
      <style:text-properties style:font-name="CALIBRI" fo:font-weight="bold" officeooo:rsid="00128a09" officeooo:paragraph-rsid="00128a0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>CODE:</text:p>
      <text:p text:style-name="P1"/>
      <text:p text:style-name="P2">#include&lt;stdio.h&gt;</text:p>
      <text:p text:style-name="P2">#include&lt;semaphore.h&gt;</text:p>
      <text:p text:style-name="P2">#include&lt;sys/types.h&gt;</text:p>
      <text:p text:style-name="P2">#include&lt;pthread.h&gt;</text:p>
      <text:p text:style-name="P2">#include&lt;stdlib.h&gt;</text:p>
      <text:p text:style-name="P2">#include&lt;unistd.h&gt;</text:p>
      <text:p text:style-name="P2"/>
      <text:p text:style-name="P2">int shmid; // for storing return value from shmget; declaring globally so that each thread func can access it without needing to pass it as arg</text:p>
      <text:p text:style-name="P2"/>
      <text:p text:style-name="P2">sem_t semaphore;</text:p>
      <text:p text:style-name="P2">pthread_mutex_t mutex=PTHREAD_MUTEX_INITIALIZER; // one mutex for client as well as producer so that reading/writing is in synchronization and no race condtion occurs in accessing the counter of buffer </text:p>
      <text:p text:style-name="P2"/>
      <text:p text:style-name="P2">int buffer[100],buff_counter=0;</text:p>
      <text:p text:style-name="P2"/>
      <text:p text:style-name="P2">void *consumer_thread(void *arg)</text:p>
      <text:p text:style-name="P2">{</text:p>
      <text:p text:style-name="P2">do</text:p>
      <text:p text:style-name="P2">{</text:p>
      <text:p text:style-name="P2">/*first wait, and then lock the mutex. doing otherwise will create a deadlock in case when semaphore=0*/</text:p>
      <text:p text:style-name="P2"/>
      <text:p text:style-name="P2">sem_wait(&amp;semaphore);</text:p>
      <text:p text:style-name="P2">pthread_mutex_lock(&amp;mutex);</text:p>
      <text:p text:style-name="P2">printf("Consumer consumed:\t%d\n",buffer[--buff_counter]);</text:p>
      <text:p text:style-name="P2">pthread_mutex_unlock(&amp;mutex);</text:p>
      <text:p text:style-name="P2">sleep(1);</text:p>
      <text:p text:style-name="P2">}while(buff_counter&gt;0); //do while so that if buffer is yet to be filled, still consumers can enter</text:p>
      <text:p text:style-name="P2"/>
      <text:p text:style-name="P2">return NULL;</text:p>
      <text:p text:style-name="P2">}</text:p>
      <text:p text:style-name="P2"/>
      <text:p text:style-name="P2">void *producer_thread(void *arg)</text:p>
      <text:p text:style-name="P2">{</text:p>
      <text:p text:style-name="P2">pthread_mutex_lock(&amp;mutex);</text:p>
      <text:p text:style-name="P2">buffer[buff_counter]=rand()%100;</text:p>
      <text:p text:style-name="P2">printf("Producer produced:\t%d\n",buffer[buff_counter++]);</text:p>
      <text:p text:style-name="P2">sem_post(&amp;semaphore);</text:p>
      <text:p text:style-name="P2">int gf=0;</text:p>
      <text:p text:style-name="P2">sem_getvalue(&amp;semaphore,&amp;gf);</text:p>
      <text:p text:style-name="P2">//printf("hahaha:%d \n\n",gf);</text:p>
      <text:p text:style-name="P2">pthread_mutex_unlock(&amp;mutex); // once the mutex is unlocked any thread (consum/prod) may lock it</text:p>
      <text:p text:style-name="P2"><text:soft-page-break/></text:p>
      <text:p text:style-name="P2">return NULL;</text:p>
      <text:p text:style-name="P2">}</text:p>
      <text:p text:style-name="P2"/>
      <text:p text:style-name="P2">int main(int argc,char **argv)</text:p>
      <text:p text:style-name="P2">{</text:p>
      <text:p text:style-name="P2">//int gf=0;</text:p>
      <text:p text:style-name="P2">sem_init(&amp;semaphore,0,0);</text:p>
      <text:p text:style-name="P2">//sem_getvalue(&amp;semaphore,&amp;gf);</text:p>
      <text:p text:style-name="P2">//printf("haha: %d\n\n",gf);</text:p>
      <text:p text:style-name="P2"/>
      <text:p text:style-name="P2">int i,num_prod=101,num_consum=101; //assigning any random number&gt;100 to both so that the two loops which follow immediately can run</text:p>
      <text:p text:style-name="P2"/>
      <text:p text:style-name="P2">for(;num_prod&gt;100;)</text:p>
      <text:p text:style-name="P2">{</text:p>
      <text:p text:style-name="P2">puts("Enter the number of producer threads(&lt;=100): ");</text:p>
      <text:p text:style-name="P2">scanf("%d",&amp;num_prod);</text:p>
      <text:p text:style-name="P2">}</text:p>
      <text:p text:style-name="P2"/>
      <text:p text:style-name="P2">for(;num_consum&gt;100;)</text:p>
      <text:p text:style-name="P2">{</text:p>
      <text:p text:style-name="P2">puts("Enter the number of consumer threads(&lt;=100): ");</text:p>
      <text:p text:style-name="P2">scanf("%d",&amp;num_consum);</text:p>
      <text:p text:style-name="P2">}</text:p>
      <text:p text:style-name="P2"/>
      <text:p text:style-name="P2">pthread_t producer_id[num_prod], consumer_id[num_consum];</text:p>
      <text:p text:style-name="P2"/>
      <text:p text:style-name="P2">for(i=0;i&lt;num_prod;i++)</text:p>
      <text:p text:style-name="P2">pthread_create(&amp;producer_id[i],NULL,producer_thread,NULL);</text:p>
      <text:p text:style-name="P2"/>
      <text:p text:style-name="P2">for(i=0;i&lt;num_consum;i++)</text:p>
      <text:p text:style-name="P2">pthread_create(&amp;consumer_id[i],NULL,consumer_thread,NULL);</text:p>
      <text:p text:style-name="P2"/>
      <text:p text:style-name="P2">for(i=0;i&lt;num_prod;i++)</text:p>
      <text:p text:style-name="P2">pthread_join(producer_id[i],NULL);</text:p>
      <text:p text:style-name="P2"/>
      <text:p text:style-name="P2">for(i=0;i&lt;num_consum;i++)</text:p>
      <text:p text:style-name="P2">pthread_join(consumer_id[i],NULL);</text:p>
      <text:p text:style-name="P2"/>
      <text:p text:style-name="P2"/>
      <text:p text:style-name="P2">return 0;</text:p>
      <text:p text:style-name="P2"/>
      <text:p text:style-name="P2">}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6:28:13.911738856</meta:creation-date>
    <dc:date>2017-10-06T09:48:28.787367207</dc:date>
    <meta:editing-duration>PT5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209" meta:character-count="2057" meta:non-whitespace-character-count="1912"/>
  </office:meta>
</office:document-meta>
</file>